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phi eff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style-name="Default" office:value-type="string" calcext:value-type="string">
            <text:p>eff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6725168333" calcext:value-type="float">
            <text:p>0.672516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29755833" calcext:value-type="float">
            <text:p>0.9329755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368261389" calcext:value-type="float">
            <text:p>0.9368261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9145758889" calcext:value-type="float">
            <text:p>0.9145758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948701" calcext:value-type="float">
            <text:p>0.948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257730556" calcext:value-type="float">
            <text:p>0.9257730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9549523611" calcext:value-type="float">
            <text:p>0.95495236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9501166667" calcext:value-type="float">
            <text:p>0.9501166667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table:formula="of:=AVERAGE([.B1:.B24])" office:value-type="float" office:value="0.672516833333333" calcext:value-type="float">
            <text:p>0.6725168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5455" calcext:value-type="float">
            <text:p>0.7454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5068" calcext:value-type="float">
            <text:p>0.8150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555" calcext:value-type="float">
            <text:p>0.845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0088" calcext:value-type="float">
            <text:p>0.8500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8665" calcext:value-type="float">
            <text:p>0.8486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6796" calcext:value-type="float">
            <text:p>0.85679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5702" calcext:value-type="float">
            <text:p>0.8057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82651" calcext:value-type="float">
            <text:p>0.7826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7399" calcext:value-type="float">
            <text:p>0.7673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6641" calcext:value-type="float">
            <text:p>0.7466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1267" calcext:value-type="float">
            <text:p>0.68126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7135" calcext:value-type="float">
            <text:p>0.68713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3488" calcext:value-type="float">
            <text:p>0.6734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6945" calcext:value-type="float">
            <text:p>0.6469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611" calcext:value-type="float">
            <text:p>0.646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5745" calcext:value-type="float">
            <text:p>0.5957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0572" calcext:value-type="float">
            <text:p>0.60057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7568" calcext:value-type="float">
            <text:p>0.5675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2574" calcext:value-type="float">
            <text:p>0.5225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8055" calcext:value-type="float">
            <text:p>0.5380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24462" calcext:value-type="float">
            <text:p>0.5244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1001" calcext:value-type="float">
            <text:p>0.510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19958" calcext:value-type="float">
            <text:p>0.31995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73443" calcext:value-type="float">
            <text:p>0.06734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430108" calcext:value-type="float">
            <text:p>0.004301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table:formula="of:=AVERAGE([.B1:.B36])" office:value-type="float" office:value="0.932975583333333" calcext:value-type="float">
            <text:p>0.93297558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39024" calcext:value-type="float">
            <text:p>0.939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7101" calcext:value-type="float">
            <text:p>0.79710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741525" calcext:value-type="float">
            <text:p>0.741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8519" calcext:value-type="float">
            <text:p>0.91851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4694" calcext:value-type="float">
            <text:p>0.934694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8046" calcext:value-type="float">
            <text:p>0.90804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4388" calcext:value-type="float">
            <text:p>0.84438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5849" calcext:value-type="float">
            <text:p>0.9358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4088" calcext:value-type="float">
            <text:p>0.92408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75" calcext:value-type="float">
            <text:p>0.937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0968" calcext:value-type="float">
            <text:p>0.92096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3171" calcext:value-type="float">
            <text:p>0.97317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0415973" calcext:value-type="float">
            <text:p>0.0415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7492" calcext:value-type="float">
            <text:p>0.97749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.474576" calcext:value-type="float">
            <text:p>0.474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04382" calcext:value-type="float">
            <text:p>0.90438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6197" calcext:value-type="float">
            <text:p>0.966197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25" calcext:value-type="float">
            <text:p>0.982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7288" calcext:value-type="float">
            <text:p>0.98728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7229" calcext:value-type="float">
            <text:p>0.98722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8654" calcext:value-type="float">
            <text:p>0.97865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1735" calcext:value-type="float">
            <text:p>0.98173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3533" calcext:value-type="float">
            <text:p>0.9835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6879" calcext:value-type="float">
            <text:p>0.97687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7778" calcext:value-type="float">
            <text:p>0.977778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1622" calcext:value-type="float">
            <text:p>0.98162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1586" calcext:value-type="float">
            <text:p>0.98158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4349" calcext:value-type="float">
            <text:p>0.96434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5986" calcext:value-type="float">
            <text:p>0.97598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2545" calcext:value-type="float">
            <text:p>0.97254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6592" calcext:value-type="float">
            <text:p>0.95659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2381" calcext:value-type="float">
            <text:p>0.95238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8491" calcext:value-type="float">
            <text:p>0.95849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42966" calcext:value-type="float">
            <text:p>0.94296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43452" calcext:value-type="float">
            <text:p>0.94345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3071" calcext:value-type="float">
            <text:p>0.86307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92453" calcext:value-type="float">
            <text:p>0.79245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3636" calcext:value-type="float">
            <text:p>0.86363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949" calcext:value-type="float">
            <text:p>0.717949</text:p>
          </table:table-cell>
          <table:table-cell table:formula="of:=AVERAGE([.B1:.B36])" office:value-type="float" office:value="0.936826138888889" calcext:value-type="float">
            <text:p>0.93682613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65678" calcext:value-type="float">
            <text:p>0.65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697" calcext:value-type="float">
            <text:p>0.94697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637255" calcext:value-type="float">
            <text:p>0.0637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3043" calcext:value-type="float">
            <text:p>0.913043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5072" calcext:value-type="float">
            <text:p>0.92507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9293" calcext:value-type="float">
            <text:p>0.89929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0217" calcext:value-type="float">
            <text:p>0.94021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517" calcext:value-type="float">
            <text:p>0.9451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48958" calcext:value-type="float">
            <text:p>0.948958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0725" calcext:value-type="float">
            <text:p>0.95072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9231" calcext:value-type="float">
            <text:p>0.96923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9285" calcext:value-type="float">
            <text:p>0.959285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138211" calcext:value-type="float">
            <text:p>0.138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5932" calcext:value-type="float">
            <text:p>0.965932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758711" calcext:value-type="float">
            <text:p>0.758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152" calcext:value-type="float">
            <text:p>0.9415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8839" calcext:value-type="float">
            <text:p>0.96883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391" calcext:value-type="float">
            <text:p>0.96739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2632" calcext:value-type="float">
            <text:p>0.9726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1971" calcext:value-type="float">
            <text:p>0.97197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6484" calcext:value-type="float">
            <text:p>0.97648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3081" calcext:value-type="float">
            <text:p>0.97308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1574" calcext:value-type="float">
            <text:p>0.97157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1943" calcext:value-type="float">
            <text:p>0.98194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64015" calcext:value-type="float">
            <text:p>0.96401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6786" calcext:value-type="float">
            <text:p>0.97678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63066" calcext:value-type="float">
            <text:p>0.96306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39573" calcext:value-type="float">
            <text:p>0.93957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8969" calcext:value-type="float">
            <text:p>0.95896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6" calcext:value-type="float">
            <text:p>0.95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39505" calcext:value-type="float">
            <text:p>0.93950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6829" calcext:value-type="float">
            <text:p>0.92682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3107" calcext:value-type="float">
            <text:p>0.95310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98428" calcext:value-type="float">
            <text:p>0.898428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3307" calcext:value-type="float">
            <text:p>0.95330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8104" calcext:value-type="float">
            <text:p>0.87810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2439" calcext:value-type="float">
            <text:p>0.90243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33333" calcext:value-type="float">
            <text:p>0.83333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0741" calcext:value-type="float">
            <text:p>0.740741</text:p>
          </table:table-cell>
          <table:table-cell table:formula="of:=AVERAGE([.B1:.B36])" office:value-type="float" office:value="0.914575888888889" calcext:value-type="float">
            <text:p>0.914575888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761589" calcext:value-type="float">
            <text:p>0.761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2381" calcext:value-type="float">
            <text:p>0.95238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100251" calcext:value-type="float">
            <text:p>0.0100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799" calcext:value-type="float">
            <text:p>0.94179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4958" calcext:value-type="float">
            <text:p>0.894958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5765" calcext:value-type="float">
            <text:p>0.89576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28571" calcext:value-type="float">
            <text:p>0.92857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2243" calcext:value-type="float">
            <text:p>0.95224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5645" calcext:value-type="float">
            <text:p>0.95564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0715" calcext:value-type="float">
            <text:p>0.950715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2903" calcext:value-type="float">
            <text:p>0.96290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1942" calcext:value-type="float">
            <text:p>0.97194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201863" calcext:value-type="float">
            <text:p>0.201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9064" calcext:value-type="float">
            <text:p>0.959064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868603" calcext:value-type="float">
            <text:p>0.8686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8622" calcext:value-type="float">
            <text:p>0.96862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4235" calcext:value-type="float">
            <text:p>0.97423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0431" calcext:value-type="float">
            <text:p>0.9804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993" calcext:value-type="float">
            <text:p>0.9599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2301" calcext:value-type="float">
            <text:p>0.98230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6068" calcext:value-type="float">
            <text:p>0.97606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0099" calcext:value-type="float">
            <text:p>0.98009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9856" calcext:value-type="float">
            <text:p>0.969856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6994" calcext:value-type="float">
            <text:p>0.97699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769" calcext:value-type="float">
            <text:p>0.9776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3607" calcext:value-type="float">
            <text:p>0.98360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2547" calcext:value-type="float">
            <text:p>0.96254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8879" calcext:value-type="float">
            <text:p>0.93887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1087" calcext:value-type="float">
            <text:p>0.95108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6688" calcext:value-type="float">
            <text:p>0.94668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6031" calcext:value-type="float">
            <text:p>0.90603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43137" calcext:value-type="float">
            <text:p>0.84313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8323" calcext:value-type="float">
            <text:p>0.83832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54103" calcext:value-type="float">
            <text:p>0.85410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2844" calcext:value-type="float">
            <text:p>0.9128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72727" calcext:value-type="float">
            <text:p>0.77272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95745" calcext:value-type="float">
            <text:p>0.59574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06061" calcext:value-type="float">
            <text:p>0.606061</text:p>
          </table:table-cell>
          <table:table-cell table:number-columns-repeated="6"/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3:.B48])" office:value-type="float" office:value="0.948701" calcext:value-type="float">
            <text:p>0.948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63" calcext:value-type="float">
            <text:p>0.043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773" calcext:value-type="float">
            <text:p>0.6857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1681" calcext:value-type="float">
            <text:p>0.9416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1098" calcext:value-type="float">
            <text:p>0.9710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273" calcext:value-type="float">
            <text:p>0.96727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6277" calcext:value-type="float">
            <text:p>0.9762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3636" calcext:value-type="float">
            <text:p>0.9836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8405" calcext:value-type="float">
            <text:p>0.9784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6577" calcext:value-type="float">
            <text:p>0.9765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0625" calcext:value-type="float">
            <text:p>0.9906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5986" calcext:value-type="float">
            <text:p>0.97598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5646" calcext:value-type="float">
            <text:p>0.9856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0476" calcext:value-type="float">
            <text:p>0.9904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0803" calcext:value-type="float">
            <text:p>0.9808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2318" calcext:value-type="float">
            <text:p>0.9923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73199" calcext:value-type="float">
            <text:p>0.97319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3918" calcext:value-type="float">
            <text:p>0.9839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5092" calcext:value-type="float">
            <text:p>0.99509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7179" calcext:value-type="float">
            <text:p>0.9871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6523" calcext:value-type="float">
            <text:p>0.9865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3486" calcext:value-type="float">
            <text:p>0.9834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7517" calcext:value-type="float">
            <text:p>0.9875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6033" calcext:value-type="float">
            <text:p>0.9860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6864" calcext:value-type="float">
            <text:p>0.9868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1982" calcext:value-type="float">
            <text:p>0.98198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5779" calcext:value-type="float">
            <text:p>0.97577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43515" calcext:value-type="float">
            <text:p>0.9435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7359" calcext:value-type="float">
            <text:p>0.9573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8453" calcext:value-type="float">
            <text:p>0.9584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3583" calcext:value-type="float">
            <text:p>0.94358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6667" calcext:value-type="float">
            <text:p>0.91666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6829" calcext:value-type="float">
            <text:p>0.92682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05093" calcext:value-type="float">
            <text:p>0.90509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01163" calcext:value-type="float">
            <text:p>0.90116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5821" calcext:value-type="float">
            <text:p>0.83582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5397" calcext:value-type="float">
            <text:p>0.8253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8761" calcext:value-type="float">
            <text:p>0.7787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22222" calcext:value-type="float">
            <text:p>0.722222</text:p>
          </table:table-cell>
          <table:table-cell/>
        </table:table-row>
      </table:table>
      <table:table table:name="Sheet10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3:.B48])" office:value-type="float" office:value="0.925773055555556" calcext:value-type="float">
            <text:p>0.9257730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1493" calcext:value-type="float">
            <text:p>0.1014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9212" calcext:value-type="float">
            <text:p>0.7192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2104" calcext:value-type="float">
            <text:p>0.9121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3293" calcext:value-type="float">
            <text:p>0.9632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9609" calcext:value-type="float">
            <text:p>0.9396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0199" calcext:value-type="float">
            <text:p>0.96019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0696" calcext:value-type="float">
            <text:p>0.9706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5115" calcext:value-type="float">
            <text:p>0.9851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1694" calcext:value-type="float">
            <text:p>0.9616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3214" calcext:value-type="float">
            <text:p>0.9732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6898" calcext:value-type="float">
            <text:p>0.9768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831" calcext:value-type="float">
            <text:p>0.9838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2704" calcext:value-type="float">
            <text:p>0.9827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77" calcext:value-type="float">
            <text:p>0.987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3425" calcext:value-type="float">
            <text:p>0.9834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1818" calcext:value-type="float">
            <text:p>0.9818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3109" calcext:value-type="float">
            <text:p>0.931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2216" calcext:value-type="float">
            <text:p>0.982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0738" calcext:value-type="float">
            <text:p>0.98073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329" calcext:value-type="float">
            <text:p>0.983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4092" calcext:value-type="float">
            <text:p>0.9240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426" calcext:value-type="float">
            <text:p>0.9742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3973" calcext:value-type="float">
            <text:p>0.97397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5138" calcext:value-type="float">
            <text:p>0.9751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7369" calcext:value-type="float">
            <text:p>0.91736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2565" calcext:value-type="float">
            <text:p>0.97256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7532" calcext:value-type="float">
            <text:p>0.96753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374" calcext:value-type="float">
            <text:p>0.93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8264" calcext:value-type="float">
            <text:p>0.92826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1388" calcext:value-type="float">
            <text:p>0.94138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9091" calcext:value-type="float">
            <text:p>0.9090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58796" calcext:value-type="float">
            <text:p>0.8587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2311" calcext:value-type="float">
            <text:p>0.83231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98352" calcext:value-type="float">
            <text:p>0.8983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19672" calcext:value-type="float">
            <text:p>0.8196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44828" calcext:value-type="float">
            <text:p>0.74482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7451" calcext:value-type="float">
            <text:p>0.62745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85714" calcext:value-type="float">
            <text:p>0.685714</text:p>
          </table:table-cell>
          <table:table-cell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1111" calcext:value-type="float">
            <text:p>0.611111</text:p>
          </table:table-cell>
          <table:table-cell table:formula="of:=AVERAGE([.B1:.B36])" office:value-type="float" office:value="0.954952361111111" calcext:value-type="float">
            <text:p>0.95495236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6289" calcext:value-type="float">
            <text:p>0.8762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841" calcext:value-type="float">
            <text:p>0.9018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6494" calcext:value-type="float">
            <text:p>0.87649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746" calcext:value-type="float">
            <text:p>0.9174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5238" calcext:value-type="float">
            <text:p>0.9452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16667" calcext:value-type="float">
            <text:p>0.916667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5338" calcext:value-type="float">
            <text:p>0.9353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5946" calcext:value-type="float">
            <text:p>0.94594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5411" calcext:value-type="float">
            <text:p>0.9854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0501" calcext:value-type="float">
            <text:p>0.9805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78417" calcext:value-type="float">
            <text:p>0.9784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3761" calcext:value-type="float">
            <text:p>0.9737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8362" calcext:value-type="float">
            <text:p>0.97836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1832" calcext:value-type="float">
            <text:p>0.96183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9048" calcext:value-type="float">
            <text:p>0.979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7332" calcext:value-type="float">
            <text:p>0.9673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0769" calcext:value-type="float">
            <text:p>0.98076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8854" calcext:value-type="float">
            <text:p>0.9888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6649" calcext:value-type="float">
            <text:p>0.98664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7842" calcext:value-type="float">
            <text:p>0.98784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2504" calcext:value-type="float">
            <text:p>0.99250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2428" calcext:value-type="float">
            <text:p>0.98242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0528" calcext:value-type="float">
            <text:p>0.9905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0712" calcext:value-type="float">
            <text:p>0.9807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0437" calcext:value-type="float">
            <text:p>0.9904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6348" calcext:value-type="float">
            <text:p>0.98634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6526" calcext:value-type="float">
            <text:p>0.97652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5469" calcext:value-type="float">
            <text:p>0.97546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4021" calcext:value-type="float">
            <text:p>0.9840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541" calcext:value-type="float">
            <text:p>0.9754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3494" calcext:value-type="float">
            <text:p>0.98349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8638" calcext:value-type="float">
            <text:p>0.97863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0186" calcext:value-type="float">
            <text:p>0.98018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62742" calcext:value-type="float">
            <text:p>0.96274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6368" calcext:value-type="float">
            <text:p>0.9636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7263" calcext:value-type="float">
            <text:p>0.55726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09091" calcext:value-type="float">
            <text:p>0.050909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AVERAGE([.B1:.B36])" office:value-type="float" office:value="0.950116666666667" calcext:value-type="float">
            <text:p>0.95011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578" calcext:value-type="float">
            <text:p>0.935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935" calcext:value-type="float">
            <text:p>0.941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9355" calcext:value-type="float">
            <text:p>0.9193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5954" calcext:value-type="float">
            <text:p>0.8959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8421" calcext:value-type="float">
            <text:p>0.9184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7262" calcext:value-type="float">
            <text:p>0.9472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2174" calcext:value-type="float">
            <text:p>0.9521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0068" calcext:value-type="float">
            <text:p>0.9200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6873" calcext:value-type="float">
            <text:p>0.9568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9798" calcext:value-type="float">
            <text:p>0.9797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3365" calcext:value-type="float">
            <text:p>0.9633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7401" calcext:value-type="float">
            <text:p>0.9774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8919" calcext:value-type="float">
            <text:p>0.9189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7939" calcext:value-type="float">
            <text:p>0.9679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6011" calcext:value-type="float">
            <text:p>0.966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861" calcext:value-type="float">
            <text:p>0.978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8313" calcext:value-type="float">
            <text:p>0.9783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1707" calcext:value-type="float">
            <text:p>0.9817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0341" calcext:value-type="float">
            <text:p>0.9803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6567" calcext:value-type="float">
            <text:p>0.98656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793" calcext:value-type="float">
            <text:p>0.98379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4798" calcext:value-type="float">
            <text:p>0.99479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3051" calcext:value-type="float">
            <text:p>0.9830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2533" calcext:value-type="float">
            <text:p>0.9825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3287" calcext:value-type="float">
            <text:p>0.96328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0838" calcext:value-type="float">
            <text:p>0.9908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9943" calcext:value-type="float">
            <text:p>0.9799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34985" calcext:value-type="float">
            <text:p>0.9349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6103" calcext:value-type="float">
            <text:p>0.9761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8741" calcext:value-type="float">
            <text:p>0.9887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5921" calcext:value-type="float">
            <text:p>0.9759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0315" calcext:value-type="float">
            <text:p>0.98031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8479" calcext:value-type="float">
            <text:p>0.97847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8632" calcext:value-type="float">
            <text:p>0.97863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45988" calcext:value-type="float">
            <text:p>0.94598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02458" calcext:value-type="float">
            <text:p>0.7024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1488" calcext:value-type="float">
            <text:p>0.01814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7:33:19.773073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8:14:55.250471830</meta:creation-date>
    <dc:date>2017-06-21T17:37:01.198834164</dc:date>
    <meta:editing-duration>PT1H15M37S</meta:editing-duration>
    <meta:editing-cycles>13</meta:editing-cycles>
    <meta:generator>LibreOffice/5.1.6.2$Linux_X86_64 LibreOffice_project/10m0$Build-2</meta:generator>
    <meta:document-statistic meta:table-count="9" meta:cell-count="803" meta:object-count="0"/>
  </office:meta>
</office:document-meta>
</file>